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.667cm" style:use-optimal-column-width="false"/>
    </style:style>
    <style:style style:name="co2" style:family="table-column">
      <style:table-column-properties style:column-width="63.346cm" style:use-optimal-column-width="false"/>
    </style:style>
    <style:style style:name="co3" style:family="table-column">
      <style:table-column-properties style:column-width="64.859cm" style:use-optimal-column-width="false"/>
    </style:style>
    <style:style style:name="co4" style:family="table-column">
      <style:table-column-properties style:column-width="144.802cm" style:use-optimal-column-width="false"/>
    </style:style>
    <style:style style:name="co5" style:family="table-column">
      <style:table-column-properties style:column-width="131.537cm" style:use-optimal-column-width="false"/>
    </style:style>
    <style:style style:name="ro1" style:family="table-row">
      <style:table-row-properties style:row-height="17.203cm" style:use-optimal-row-height="false"/>
    </style:style>
    <style:style style:name="ce1" style:family="table-cell">
      <loext:graphic-properties draw:textarea-vertical-align="middle"/>
      <style:paragraph-properties fo:margin-left="1.5cm" fo:margin-right="1.5cm" fo:margin-top="1.5cm" fo:margin-bottom="1.5cm" fo:line-height="100%" fo:text-align="center" fo:text-indent="0cm"/>
      <style:text-properties style:font-name="Tahoma" fo:font-size="180pt" style:font-size-asian="180pt" style:font-size-complex="180pt"/>
    </style:style>
    <style:style style:name="ce2" style:family="table-cell">
      <loext:graphic-properties draw:textarea-vertical-align="middle" style:writing-mode="rl-tb"/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ce3" style:family="table-cell">
      <loext:graphic-properties draw:textarea-vertical-align="middle"/>
      <style:paragraph-properties fo:margin-left="1.5cm" fo:margin-right="1.5cm" fo:margin-top="1.5cm" fo:margin-bottom="1.5cm" fo:line-height="100%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4" style:family="table-cell">
      <loext:graphic-properties draw:textarea-vertical-align="middle" style:writing-mode="rl-tb"/>
      <style:paragraph-properties fo:margin-left="1.5cm" fo:margin-right="1.5cm" fo:margin-top="1.5cm" fo:margin-bottom="1.5cm" fo:line-height="100%" fo:text-align="justify" fo:text-indent="0cm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ce5" style:family="table-cell">
      <loext:graphic-properties draw:textarea-vertical-align="middle" style:writing-mode="rl-tb"/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Tahoma" fo:font-size="180pt" style:font-name-asian="Liberation Sans1" style:font-size-asian="180pt" style:font-name-complex="Liberation Sans1" style:font-size-complex="180pt"/>
    </style:style>
    <style:style style:name="ce6" style:family="table-cell">
      <loext:graphic-properties draw:textarea-vertical-align="middle" style:writing-mode="rl-tb"/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1" style:family="paragraph"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Alvi Nastaleeq" fo:font-size="180pt" fo:font-weight="bold" style:font-name-asian="Liberation Sans1" style:font-size-asian="180pt" style:font-weight-asian="bold" style:font-name-complex="Alvi Nastaleeq" style:font-size-complex="180pt" style:font-weight-complex="bold"/>
    </style:style>
    <style:style style:name="P2" style:family="paragraph">
      <style:paragraph-properties fo:margin-left="1.5cm" fo:margin-right="1.5cm" fo:margin-top="1.5cm" fo:margin-bottom="1.5cm" fo:line-height="100%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margin-left="1.5cm" fo:margin-right="1.5cm" fo:margin-top="1.5cm" fo:margin-bottom="1.5cm" fo:line-height="100%" fo:text-align="justify" fo:text-indent="0cm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style:style style:name="P4" style:family="paragraph">
      <style:paragraph-properties fo:margin-left="1.5cm" fo:margin-right="1.5cm" fo:margin-top="1.5cm" fo:margin-bottom="1.5cm" fo:line-height="100%" fo:text-align="center" fo:text-indent="0cm" style:text-autospace="none" style:writing-mode="rl-tb"/>
      <style:text-properties style:font-name="Alvi Nastaleeq" fo:font-size="180pt" style:font-name-asian="Liberation Sans1" style:font-size-asian="180pt" style:font-name-complex="Alvi Nastaleeq" style:font-size-complex="18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24.544cm" svg:height="86.014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column table:style-name="co1"/>
            <table:table-row table:style-name="ro1" table:default-cell-style-name="ce3">
              <table:table-cell table:style-name="ce1"/>
              <table:table-cell table:style-name="ce2">
                <text:p text:style-name="P1">کاٹو نہ میرا خشک گلا<text:line-break/>میں حسین ہوں</text:p>
              </table:table-cell>
              <table:table-cell table:style-name="ce2">
                <text:p text:style-name="P1">گونجی بوقتِ عصر صدا<text:line-break/>میں حسین ہوں </text:p>
              </table:table-cell>
              <table:table-cell/>
              <table:table-cell table:number-columns-spanned="2">
                <text:p text:style-name="P2">Goonji bawaqt e asr sada main Hussain hoon<text:line-break/>Kaato na mera khushk gala main Hussain hoon</text:p>
              </table:table-cell>
              <table:covered-table-cell/>
              <table:table-cell/>
            </table:table-row>
            <table:table-row table:style-name="ro1" table:default-cell-style-name="ce3">
              <table:table-cell>
                <text:p text:style-name="P2">2</text:p>
              </table:table-cell>
              <table:table-cell table:style-name="ce4">
                <text:p text:style-name="P3"><text:s/>سوکھی ہوئی ہیں شمر میرے حلق کی رگیں<text:line-break/>آہستہ تُو چھری کو چلا میں حسین ہوں</text:p>
              </table:table-cell>
              <table:table-cell table:style-name="ce4">
                <text:p text:style-name="P3">اماں کسی نے پانی کی اک بوند بھی نہ دی<text:line-break/>میں بار بار کہتا رہا میں حسین ہوں </text:p>
              </table:table-cell>
              <table:table-cell>
                <text:p text:style-name="P2">1</text:p>
              </table:table-cell>
              <table:table-cell>
                <text:p text:style-name="P2">Amma kisi ne pani ki ek boondh bhi na di<text:line-break/>Main baar baar kehta raha main Hussain hoon</text:p>
              </table:table-cell>
              <table:table-cell>
                <text:p text:style-name="P2">Sookhi hui shimr mere halq ki ragein<text:line-break/>Aahista tu churi ko chala main Hussain hoon</text:p>
              </table:table-cell>
              <table:table-cell>
                <text:p text:style-name="P2">2</text:p>
              </table:table-cell>
            </table:table-row>
            <table:table-row table:style-name="ro1" table:default-cell-style-name="ce3">
              <table:table-cell>
                <text:p text:style-name="P2">4</text:p>
              </table:table-cell>
              <table:table-cell table:style-name="ce4">
                <text:p text:style-name="P3">دربار میں لعین کے کہرام مچ گیا<text:line-break/>مختار سے جو سرنے کہا میں حسین ہوں</text:p>
              </table:table-cell>
              <table:table-cell table:style-name="ce4">
                <text:p text:style-name="P3">شیریں کے گھر پہ پہنچا جب رانڈوں کا قافلہ<text:line-break/>نیزے سے ایک سر نے کہا میں حسین ہوں</text:p>
              </table:table-cell>
              <table:table-cell>
                <text:p text:style-name="P2">3</text:p>
              </table:table-cell>
              <table:table-cell>
                <text:p text:style-name="P2">Sheeren ke ghar pe pahuncha jab raando ka qafila<text:line-break/>Naize se ek sar ne kaha main Hussain hoon </text:p>
              </table:table-cell>
              <table:table-cell>
                <text:p text:style-name="P2">Darbaar may laeen ke kohraam mach gaya<text:line-break/>Mukhtar se jo sar ne kaha main Hussain hoon</text:p>
              </table:table-cell>
              <table:table-cell>
                <text:p text:style-name="P2">4</text:p>
              </table:table-cell>
            </table:table-row>
            <table:table-row table:style-name="ro1" table:default-cell-style-name="ce3">
              <table:table-cell>
                <text:p text:style-name="P2">6</text:p>
              </table:table-cell>
              <table:table-cell table:style-name="ce4">
                <text:p text:style-name="P3">اے شامیوں کفن نہ دیا مجھ کو غم نہیں<text:line-break/>دے دو میری بہن کو ردا میں حسین ہوں</text:p>
              </table:table-cell>
              <table:table-cell table:style-name="ce4">
                <text:p text:style-name="P3">زانو پہ رکھ کے سر کو کہا اک ضعیف نے<text:line-break/>اکبر کہاں ہے درد بتا میں حسین ہوں</text:p>
              </table:table-cell>
              <table:table-cell>
                <text:p text:style-name="P2">5</text:p>
              </table:table-cell>
              <table:table-cell>
                <text:p text:style-name="P2">Zaanu pe rakh ke sar ko kaha ek zaeef ne<text:line-break/>Akbar kahan hai dard bata main Hussain hoon </text:p>
              </table:table-cell>
              <table:table-cell>
                <text:p text:style-name="P2">Ay shamiyo kafan na diya mujhko gham nahi<text:line-break/>Dedo meri behan ko rida main Hussain hoon</text:p>
              </table:table-cell>
              <table:table-cell>
                <text:p text:style-name="P2">6</text:p>
              </table:table-cell>
            </table:table-row>
            <table:table-row table:style-name="ro1" table:default-cell-style-name="ce3">
              <table:table-cell table:style-name="ce5"/>
              <table:table-cell table:style-name="ce6" table:number-columns-spanned="2">
                <text:p text:style-name="P4">محسوس ہو رہا ہے کے مقتل سے آج بھی<text:line-break/>آواز آرہی ہے رضا میں حسین ہوں</text:p>
              </table:table-cell>
              <table:covered-table-cell table:style-name="ce6"/>
              <table:table-cell>
                <text:p text:style-name="P2">7</text:p>
              </table:table-cell>
              <table:table-cell table:number-columns-spanned="2">
                <text:p text:style-name="P2">Mehsoos ho raha hai ke maqtal se aaj bhi<text:line-break/>Awaaz aa rahi hai Raza main Hussain hoon</text:p>
              </table:table-cell>
              <table:covered-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24.54cm" fo:page-height="86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2:24:25.234328400</dc:date>
    <meta:editing-duration>PT39M1S</meta:editing-duration>
    <meta:editing-cycles>16</meta:editing-cycles>
    <meta:generator>LibreOffice/25.2.4.3$Windows_X86_64 LibreOffice_project/33e196637044ead23f5c3226cde09b47731f7e27</meta:generator>
    <meta:document-statistic meta:object-count="1"/>
  </office:meta>
</office:document-meta>
</file>